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ReferenceMapConverterImpl.doInsertCollection( Session session , Node parentNode , CollectionDescriptor collectionDescriptor , ManageableObjects objec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ReferenceMapConverterImpl.doGetCollection( Session session , Node parentNode , CollectionDescriptor collectionDescriptor , Class collectionField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BeanReferenceMapConverterImpl.BeanReferenceMapConverterImpl( Map atomicTypeConverters , ObjectConverter objectConverter , Mapper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ReferenceMapConverterImpl.doUpdateCollection( Session session , Node parentNode , CollectionDescriptor collectionDescriptor , ManageableObjects objec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eanReferenceMapConverterImpl.doIsNull( Session session , Node parentNode , CollectionDescriptor collectionDescriptor , Class collectionField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ReferenceMapConverterImpl.addUuidProperties( Session session , Node parentNode , CollectionDescriptor collectionDescriptor , ManageableMap manageableMa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